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27H12M48.635051S" calcext:value-type="time">
            <text:p>1427:12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24H22M17.735S" calcext:value-type="time">
            <text:p>24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 style:data-style-name="N2" text:time-value="07:50:28.0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9T16:24:31.305000000</dc:date>
    <meta:editing-duration>P63DT10H41M6S</meta:editing-duration>
    <meta:editing-cycles>1678</meta:editing-cycles>
    <meta:generator>LibreOffice/7.2.6.2$Windows_X86_64 LibreOffice_project/b0ec3a565991f7569a5a7f5d24fed7f52653d754</meta:generator>
    <dc:creator>Benjamin Laws</dc:creator>
    <meta:document-statistic meta:table-count="2" meta:cell-count="2029" meta:object-count="0"/>
  </office:meta>
</office:document-meta>
</file>